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p text:style-name="P1">Informations du dossier:</text:p>
      <text:p text:style-name="P1"/>
      <text:p text:style-name="P2">Identifiant unique du dossier : {id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4">Date de dépôt mairie/service instructeur : {dateDepotMairie}</text:p>
      <text:p text:style-name="P4">Date de réception au secrétariat de la commission : {dateDepotSec}</text:p>
      <text:p text:style-name="P2">Date de réception au service rapporteur de la commission : {dateSDIS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5">Avis du dossier : <text:span text:style-name="T2">{avisDossier}</text:span></text:p>
      <text:p text:style-name="P6">Service instructeur : {servInstructeur}</text:p>
      <text:p text:style-name="P6"/>
      <text:p text:style-name="P6">Dossier incomplet à la date de {dateIncomplet} avec les élément suivant manquant :</text:p>
      <text:p text:style-name="P6">{docManquant}</text:p>
      <text:p text:style-name="P6"/>
      <text:p text:style-name="P7"/>
      <text:p text:style-name="P7">DUS du dossier :</text:p>
      <text:p text:style-name="P5"><text:tab/>Nom du DUS : {nomDusDossier}</text:p>
      <text:p text:style-name="P5"><text:tab/>Prénom du DUS : {prenomDusDossier}</text:p>
      <text:p text:style-name="P5"><text:tab/>Mail du DUS : {mailDusDossier}</text:p>
      <text:p text:style-name="P2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Surface totale : {surfaceTotale}</text:p>
      <text:p text:style-name="P2">Surface accessible : {surfaceAccessible}</text:p>
      <text:p text:style-name="P2">Présence d'extinction automatique à eau : {extinctionAuto}</text:p>
      <text:p text:style-name="P2">GN 2 : {gn2}</text:p>
      <text:p text:style-name="P2">GN 3 : {gn3}</text:p>
      <text:p text:style-name="P2"/>
      <text:p text:style-name="P1">Informations du père de l'entité (si entité ERP =&gt; infos Site, si entité Cellule =&gt; infos ERP):</text:p>
      <text:p text:style-name="P2"><text:soft-page-break/></text:p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/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/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/>
      <text:p text:style-name="P1">Liste des documents consultés dans le dossier :</text:p>
      <text:p text:style-name="P1"/>
      <text:p text:style-name="P5">[!-- BEGIN listeDocs --]</text:p>
      <text:p text:style-name="P5">{exist}{libelledoc}{refdoc}{datedoc}</text:p>
      <text:p text:style-name="P5">[!-- END listeDocs --]</text:p>
      <text:p text:style-name="P5">[!-- BEGIN listeDocsAjout --]</text:p>
      <text:p text:style-name="P5">{exist}{libelledoc}{refdoc}{datedoc}</text:p>
      <text:p text:style-name="P5">[!-- END listeDocsAjout --] </text:p>
      <text:p text:style-name="P5"/>
      <text:p text:style-name="P5"/>
      <text:p text:style-name="P1">Liste des prescriptions dans le dossier:</text:p>
      <text:p text:style-name="P2"/>
      <text:p text:style-name="P5">[!-- BEGIN listePrescription --]</text:p>
      <text:p text:style-name="P8">{texte}{article}{num}{libelle}</text:p>
      <text:p text:style-name="P5">[!-- END listePrescription --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1-07T15:42:09.45</dc:date>
    <meta:editing-duration>PT1H46M30S</meta:editing-duration>
    <meta:editing-cycles>52</meta:editing-cycles>
    <meta:generator>OpenOffice/4.0.1$Win32 OpenOffice.org_project/401m5$Build-9714</meta:generator>
    <dc:creator>Rémi Kinowski</dc:creator>
    <meta:document-statistic meta:table-count="0" meta:image-count="0" meta:object-count="0" meta:page-count="2" meta:paragraph-count="64" meta:word-count="347" meta:character-count="2491"/>
  </office:meta>
</office:document-meta>
</file>